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28ee1" officeooo:paragraph-rsid="00528ee1"/>
    </style:style>
    <style:style style:name="P5" style:family="paragraph" style:parent-style-name="Heading_20_1">
      <style:text-properties officeooo:rsid="005013f3" officeooo:paragraph-rsid="005013f3"/>
    </style:style>
    <style:style style:name="T1" style:family="text">
      <style:text-properties officeooo:rsid="005013f3"/>
    </style:style>
    <style:style style:name="T2" style:family="text">
      <style:text-properties officeooo:rsid="00528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ücher/Verlagsservice</text:h>
      <text:p text:style-name="P1"/>
      <text:p text:style-name="P4">Weil wir nicht nur Programmierung- und Gamifizierungstechniken vertraut sind, sondern auch mit der Welt der Bücher, bietet die Firma eine Reihe von Verlagsservices an: von Lektorat, Übersetzung (Englisch, Französisch, Italienisch) bis hin zur Strategieberatung. </text:p>
      <text:p text:style-name="P2"/>
      <text:p text:style-name="P2"/>
      <text:p text:style-name="P3">Because we are familiar not only with programming and gamification techniques, but also with the world of books, the company offers a range of publishing services: from editing, translation (English, French, Italian) to strategy consulting <text:span text:style-name="T2">for publishers</text:span>.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5T18:27:05.733466979</dc:date>
    <meta:editing-duration>PT2H19S</meta:editing-duration>
    <meta:editing-cycles>17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72" meta:character-count="540" meta:non-whitespace-character-count="468"/>
  </office:meta>
</office:document-meta>
</file>